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4000001761C33BF2C.png" manifest:media-type="image/png"/>
  <manifest:file-entry manifest:full-path="Pictures/10000001000003D70000012FA3C4F2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4c36" officeooo:paragraph-rsid="00004c36"/>
    </style:style>
    <style:style style:name="P2" style:family="paragraph" style:parent-style-name="Standard">
      <style:text-properties fo:font-weight="bold" officeooo:rsid="00004c36" officeooo:paragraph-rsid="00004c36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04c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4c3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04c36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5">E</text:span><text:span text:style-name="T4">xercise 01</text:span></text:p>
      <text:h text:style-name="Heading_20_1" text:outline-level="1">Task 1</text:h>
      <text:p text:style-name="P3">RTL Analysis - Schematic</text:p>
      <text:p text:style-name="P2"><draw:frame draw:style-name="fr2" draw:name="Bild1" text:anchor-type="as-char" svg:width="17cm" svg:height="5.239cm" draw:z-index="0"><draw:image xlink:href="Pictures/10000001000003D70000012FA3C4F27D.png" xlink:type="simple" xlink:show="embed" xlink:actuate="onLoad" draw:mime-type="image/png"/></draw:frame></text:p>
      <text:p text:style-name="P2"/>
      <text:p text:style-name="P3">Synthesis - Schematic</text:p>
      <text:p text:style-name="P2"><draw:frame draw:style-name="fr1" draw:name="Bild2" text:anchor-type="as-char" svg:width="17cm" svg:height="6.382cm" draw:z-index="1"><draw:image xlink:href="Pictures/10000001000003E4000001761C33BF2C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 fo:font-weight="normal" officeooo:rsid="00004c36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pt" fo:font-weight="normal" style:font-size-asian="15pt" style:font-weight-asian="normal" style:font-size-complex="15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2:18:03.593000000</meta:creation-date>
    <dc:date>2024-10-24T12:45:23.654000000</dc:date>
    <meta:editing-duration>PT27M16S</meta:editing-duration>
    <meta:editing-cycles>11</meta:editing-cycles>
    <meta:generator>LibreOffice/24.2.5.2$Windows_X86_64 LibreOffice_project/bffef4ea93e59bebbeaf7f431bb02b1a39ee8a59</meta:generator>
    <meta:document-statistic meta:table-count="0" meta:image-count="2" meta:object-count="0" meta:page-count="1" meta:paragraph-count="6" meta:word-count="14" meta:character-count="83" meta:non-whitespace-character-count="74"/>
  </office:meta>
</office:document-meta>
</file>